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svg:stroke-opacity="20%" draw:fill-color="#dddddd" draw:textarea-horizontal-align="justify" draw:textarea-vertical-align="middle" draw:auto-grow-height="false" fo:min-height="3.814cm" fo:min-width="3.564cm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measure" style:list-style-name="L1">
      <style:graphic-properties draw:textarea-vertical-align="middle" draw:line-distance="2.102cm" draw:placing="below"/>
    </style:style>
    <style:style style:name="gr4" style:family="graphic" style:parent-style-name="measure" style:list-style-name="L1">
      <style:graphic-properties draw:textarea-vertical-align="middle" draw:line-distance="-0.073cm" draw:placing="below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1.278cm"/>
    </style:style>
    <style:style style:name="gr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" style:family="graphic" style:parent-style-name="standard">
      <style:graphic-properties draw:stroke="none" draw:fill-color="#eeeee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0.556cm"/>
    </style:style>
    <style:style style:name="gr10" style:family="graphic" style:parent-style-name="measure" style:list-style-name="L1">
      <style:graphic-properties draw:textarea-vertical-align="middle" draw:line-distance="0.181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3.818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1.245cm" fo:margin-right="0cm" fo:text-align="start" fo:text-indent="0cm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margin-left="1.245cm" fo:margin-right="0cm" fo:text-align="start" fo:text-indent="0cm"/>
    </style:style>
    <style:style style:name="P8" style:family="paragraph">
      <loext:graphic-properties draw:fill="none"/>
      <style:paragraph-properties fo:margin-left="1.245cm" fo:margin-right="0cm" fo:text-align="start" fo:text-indent="0cm"/>
      <style:text-properties fo:font-size="14pt" style:font-size-asian="13pt" style:font-size-complex="13pt"/>
    </style:style>
    <style:style style:name="P9" style:family="paragraph">
      <style:paragraph-properties fo:text-align="start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fo:text-align="start"/>
      <style:text-properties fo:font-size="8pt" style:font-size-asian="8pt" style:font-size-complex="8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3pt" style:font-size-complex="13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064cm" svg:height="4.064cm" svg:x="4.175cm" svg:y="3.286cm">
          <text:p text:style-name="P1">Your Text Here !</text:p>
          <draw:enhanced-geometry svg:viewBox="0 0 21600 21600" draw:type="rectangle" draw:enhanced-path="M 0 0 L 21600 0 21600 21600 0 21600 0 0 Z N"/>
        </draw:custom-shape>
        <draw:measure draw:style-name="gr2" draw:text-style-name="P4" draw:layer="measurelines" svg:x1="4.348cm" svg:y1="5.572cm" svg:x2="4.348cm" svg:y2="3.286cm">
          <text:p text:style-name="P3"><text:span text:style-name="T1"><text:measure text:kind="gap"/></text:span><text:span text:style-name="T1">y</text:span></text:p>
        </draw:measure>
        <draw:measure draw:style-name="gr3" draw:text-style-name="P5" draw:layer="measurelines" svg:x1="4.565cm" svg:y1="5.08cm" svg:x2="4.184cm" svg:y2="5.08cm">
          <text:p text:style-name="P5"><text:span text:style-name="T1">x</text:span></text:p>
        </draw:measure>
        <draw:measure draw:style-name="gr4" draw:text-style-name="P5" draw:layer="measurelines" svg:x1="4.175cm" svg:y1="7.604cm" svg:x2="8.239cm" svg:y2="7.604cm">
          <text:p text:style-name="P5"><text:span text:style-name="T1"><text:measure text:kind="gap"/></text:span><text:span text:style-name="T1">w</text:span></text:p>
        </draw:measure>
        <draw:custom-shape draw:style-name="gr5" draw:text-style-name="P6" draw:layer="layout" svg:width="1.778cm" svg:height="0.508cm" svg:x="6.461cm" svg:y="2.678cm">
          <text:p text:style-name="P4"><text:span text:style-name="T2">Canvas</text:span></text:p>
          <draw:enhanced-geometry svg:viewBox="0 0 21600 21600" draw:type="rectangle" draw:enhanced-path="M 0 0 L 21600 0 21600 21600 0 21600 0 0 Z N"/>
        </draw:custom-shape>
        <dr3d:scene draw:style-name="gr6" svg:width="3.937cm" svg:height="3.937cm" svg:x="10.017cm" svg:y="3.921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aw:frame draw:style-name="gr8" draw:text-style-name="P7" draw:layer="layout" svg:width="5.341cm" svg:height="0.963cm" svg:x="8.747cm" svg:y="5.826cm">
          <draw:text-box>
            <text:p text:style-name="P1">Your Text He</text:p>
          </draw:text-box>
        </draw:frame>
        <draw:frame draw:style-name="gr9" draw:text-style-name="P8" draw:layer="layout" svg:width="5.595cm" svg:height="0.806cm" svg:x="9.375cm" svg:y="3.794cm">
          <draw:text-box>
            <text:p text:style-name="P1"><text:span text:style-name="T3">Your Text He</text:span></text:p>
          </draw:text-box>
        </draw:frame>
        <draw:measure draw:style-name="gr10" draw:text-style-name="P5" draw:layer="measurelines" svg:x1="10.271cm" svg:y1="8.693cm" svg:x2="13.7cm" svg:y2="8.693cm">
          <text:p text:style-name="P5">Obj3.box[0]</text:p>
        </draw:measure>
        <draw:measure draw:style-name="gr2" draw:text-style-name="P4" draw:layer="measurelines" svg:x1="14.335cm" svg:y1="4.556cm" svg:x2="14.335cm" svg:y2="7.858cm">
          <text:p text:style-name="P5"><text:measure text:kind="gap"/>Obj3.box[1]</text:p>
        </draw:measure>
        <draw:custom-shape draw:style-name="gr11" draw:text-style-name="P10" draw:layer="layout" svg:width="4.318cm" svg:height="0.762cm" svg:x="10.271cm" svg:y="2.778cm">
          <text:p text:style-name="P9"><text:span text:style-name="T4">Obj3.geom:</text:span><text:span text:style-name="T4"><text:tab/></text:span><text:span text:style-name="T4">Obj3Type.BOX</text:span></text:p>
          <text:p text:style-name="P9"><text:span text:style-name="T4">Visual.vtype:</text:span><text:span text:style-name="T4"><text:tab/></text:span><text:span text:style-name="T4">AssetType.me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7T11:23:34.306094672</meta:creation-date>
    <dc:date>2020-05-07T11:47:43.725643457</dc:date>
    <meta:editing-duration>PT6M12S</meta:editing-duration>
    <meta:editing-cycles>2</meta:editing-cycles>
    <meta:generator>LibreOffice/5.1.6.2$Linux_X86_64 LibreOffice_project/10m0$Build-2</meta:generator>
    <meta:document-statistic meta:object-count="30"/>
  </office:meta>
</office:document-meta>
</file>